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f1e98" officeooo:paragraph-rsid="001f1e9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2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5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7" style:family="paragraph" style:parent-style-name="Heading_20_1">
      <style:text-properties style:font-name="Times New Roman" fo:font-size="14pt" fo:language="uk" fo:country="UA" fo:font-weight="bold" officeooo:rsid="00608c48" officeooo:paragraph-rsid="006773a7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8" style:family="paragraph" style:parent-style-name="Text_20_body">
      <style:text-properties officeooo:paragraph-rsid="00678227"/>
    </style:style>
    <style:style style:name="P19" style:family="paragraph" style:parent-style-name="Text_20_body">
      <style:text-properties officeooo:rsid="0069d190" officeooo:paragraph-rsid="0069d190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2" style:family="paragraph" style:parent-style-name="Текст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Times New Roman" fo:font-size="12pt" fo:language="uk" fo:country="UA" officeooo:paragraph-rsid="0075fb5d" style:font-size-asian="12pt" style:font-name-complex="Times New Roman" style:font-size-complex="12pt"/>
    </style:style>
    <style:style style:name="P23" style:family="paragraph" style:parent-style-name="Text_20_body">
      <style:text-properties fo:font-weight="bold" officeooo:paragraph-rsid="005f9d94" style:font-weight-asian="bold" style:font-size-complex="14pt" style:font-weight-complex="bold"/>
    </style:style>
    <style:style style:name="P24" style:family="paragraph" style:parent-style-name="Text_20_body" style:list-style-name="L1">
      <style:text-properties fo:language="uk" fo:country="UA"/>
    </style:style>
    <style:style style:name="P25" style:family="paragraph" style:parent-style-name="Text_20_body" style:list-style-name="L2">
      <style:text-properties fo:language="uk" fo:country="UA"/>
    </style:style>
    <style:style style:name="P26" style:family="paragraph" style:parent-style-name="Text_20_body" style:list-style-name="L2">
      <style:text-properties style:font-name="Times New Roman" fo:font-size="12pt" fo:language="uk" fo:country="UA" fo:font-weight="normal" officeooo:rsid="00764b3e" officeooo:paragraph-rsid="00764b3e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6462d6" style:font-name-asian="Times New Roman1" style:font-weight-asian="bold" style:font-size-complex="14pt"/>
    </style:style>
    <style:style style:name="T11" style:family="text">
      <style:text-properties fo:font-weight="bold" style:font-weight-asian="bold" style:font-size-complex="14pt" style:font-weight-complex="bold"/>
    </style:style>
    <style:style style:name="T12" style:family="text">
      <style:text-properties fo:font-weight="bold" officeooo:rsid="001d1fd5" style:font-weight-asian="bold" style:font-size-complex="14pt" style:font-weight-complex="bold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fo:font-weight="normal" style:font-weight-asian="normal" style:font-size-complex="14pt" style:font-weight-complex="normal"/>
    </style:style>
    <style:style style:name="T16" style:family="text">
      <style:text-properties fo:font-weight="normal" officeooo:rsid="001f1e98" style:font-weight-asian="normal" style:font-size-complex="14pt" style:font-weight-complex="normal"/>
    </style:style>
    <style:style style:name="T17" style:family="text">
      <style:text-properties fo:font-weight="normal" officeooo:rsid="0021baa0" style:font-weight-asian="normal" style:font-size-complex="14pt" style:font-weight-complex="normal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size-complex="14pt" style:font-weight-complex="normal"/>
    </style:style>
    <style:style style:name="T19" style:family="text">
      <style:text-properties officeooo:rsid="00691479"/>
    </style:style>
    <style:style style:name="T20" style:family="text">
      <style:text-properties officeooo:rsid="00743594"/>
    </style:style>
    <style:style style:name="T21" style:family="text">
      <style:text-properties officeooo:rsid="0075fb5d"/>
    </style:style>
    <style:style style:name="T22" style:family="text">
      <style:text-properties officeooo:rsid="00772663"/>
    </style:style>
    <style:style style:name="T23" style:family="text">
      <style:text-properties officeooo:rsid="00779abd"/>
    </style:style>
    <style:style style:name="T24" style:family="text">
      <style:text-properties officeooo:rsid="0078e503"/>
    </style:style>
    <style:style style:name="T25" style:family="text">
      <style:text-properties officeooo:rsid="00795c29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5in" draw:visible-area-height="1.9795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1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5">Дніпровський національний університет<text:line-break/>залізничного транспорту імені академіка В. Лазаряна</text:p>
      <text:p text:style-name="P6"/>
      <text:p text:style-name="P7">Кафедра «Комп'ютерні інформаційні технології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9">Лабораторна робота №</text:span><text:span text:style-name="T10">3</text:span></text:p>
      <text:p text:style-name="P11"><text:span text:style-name="T9"><text:line-break/></text:span><text:span text:style-name="T3">з дисципліни «</text:span><text:span text:style-name="T4">Конструювання програмного забезпечення</text:span><text:span text:style-name="T13">»</text:span></text:p>
      <text:p text:style-name="P10"/>
      <text:p text:style-name="P16"><text:span text:style-name="T5">на тему: </text:span><text:span text:style-name="T7">«Вивчення методів створення баз даних в системі Пролог»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7">Виконав:</text:p>
      <text:p text:style-name="P13">студент гр.ПЗ1911 </text:p>
      <text:p text:style-name="P13">Сафонов Д.Є.</text:p>
      <text:p text:style-name="P13">Прийня<text:span text:style-name="T14">в</text:span>: </text:p>
      <text:p text:style-name="P14">Іванов О.П.</text:p>
      <text:p text:style-name="P15"/>
      <text:p text:style-name="P15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20"><text:span text:style-name="T6">Тема. </text:span><text:span text:style-name="T8">Вивчення методів створення баз даних в системі Пролог.</text:span></text:p>
      <text:p text:style-name="P23">Завдання.</text:p>
      <text:p text:style-name="P19"><text:span text:style-name="T18">Варіант 5</text:span><text:span text:style-name="T15">.</text:span><text:span text:style-name="T11"> </text:span><text:span text:style-name="T15">Структура організації:</text:span></text:p>
      <text:list xml:id="list207238522" text:style-name="L1">
        <text:list-item>
          <text:p text:style-name="P24">ректор</text:p>
        </text:list-item>
        <text:list-item>
          <text:p text:style-name="P24">проректор</text:p>
        </text:list-item>
        <text:list-item>
          <text:p text:style-name="P24">ректорат</text:p>
        </text:list-item>
        <text:list-item>
          <text:p text:style-name="P24">факультет</text:p>
        </text:list-item>
        <text:list-item>
          <text:p text:style-name="P24">кафедра</text:p>
        </text:list-item>
        <text:list-item>
          <text:p text:style-name="P24">лаборатор<text:span text:style-name="T20">і</text:span>я</text:p>
        </text:list-item>
        <text:list-item>
          <text:p text:style-name="P24">гараж</text:p>
        </text:list-item>
        <text:list-item>
          <text:p text:style-name="P24">А<text:span text:style-name="T20">ХЧ</text:span><text:span text:style-name="T25">(</text:span><text:span text:style-name="T20">адміністративно господарська частина</text:span><text:span text:style-name="T25">)</text:span></text:p>
        </text:list-item>
        <text:list-item>
          <text:p text:style-name="P24">АТС<text:span text:style-name="T25">(</text:span><text:span text:style-name="T20">автоматична телефонна станція</text:span><text:span text:style-name="T25">)</text:span></text:p>
        </text:list-item>
        <text:list-item>
          <text:p text:style-name="P24"><text:span text:style-name="T20">допоміжні</text:span> служб<text:span text:style-name="T20">и</text:span></text:p>
        </text:list-item>
        <text:list-item>
          <text:p text:style-name="P24">лаборатор<text:span text:style-name="T20">ії </text:span>факультет<text:span text:style-name="T20">у</text:span></text:p>
        </text:list-item>
        <text:list-item>
          <text:p text:style-name="P24">кафедр<text:span text:style-name="T20">и</text:span> факультет<text:span text:style-name="T20">у</text:span></text:p>
        </text:list-item>
        <text:list-item>
          <text:p text:style-name="P24">гуманітарні кафедр<text:span text:style-name="T20">и</text:span></text:p>
        </text:list-item>
        <text:list-item>
          <text:p text:style-name="P24">технічні кафедр<text:span text:style-name="T20">и</text:span></text:p>
        </text:list-item>
        <text:list-item>
          <text:p text:style-name="P24">спецкафедри.</text:p>
        </text:list-item>
      </text:list>
      <text:p text:style-name="P22">Програма керування динамічн<text:span text:style-name="T21">ими</text:span> базами даних повинна мати такі функції:</text:p>
      <text:list xml:id="list2579204973" text:style-name="L2">
        <text:list-item>
          <text:p text:style-name="P26">зчитування динамічних даних з файлу</text:p>
        </text:list-item>
        <text:list-item>
          <text:p text:style-name="P25">збереження динамічної бази даних у файлі</text:p>
        </text:list-item>
        <text:list-item>
          <text:p text:style-name="P25">перегля<text:span text:style-name="T22">дання </text:span>баз<text:span text:style-name="T22">и</text:span> даних</text:p>
        </text:list-item>
        <text:list-item>
          <text:p text:style-name="P25">поповнення динамічної бази даних</text:p>
        </text:list-item>
        <text:list-item>
          <text:p text:style-name="P25">видал<text:span text:style-name="T23">ення</text:span> вказан<text:span text:style-name="T23">ого</text:span> запис<text:span text:style-name="T23">у</text:span> <text:span text:style-name="T23">з</text:span> бази даних</text:p>
        </text:list-item>
        <text:list-item>
          <text:p text:style-name="P25">виб<text:span text:style-name="T24">ірка</text:span> деяк<text:span text:style-name="T24">их</text:span> запис<text:span text:style-name="T24">ів</text:span> за заданою умовою</text:p>
        </text:list-item>
      </text:list>
      <text:p text:style-name="Text_20_body"><text:span text:style-name="T12">Текст програми. </text:span><text:a xlink:type="simple" xlink:href="https://github.com/dazzlemon/diit_121-ipz_y3_kpz/blob/main/1/src/main.pl" text:style-name="Internet_20_link" text:visited-style-name="Visited_20_Internet_20_Link"><text:span text:style-name="T17">g</text:span></text:a><text:a xlink:type="simple" xlink:href="https://github.com/dazzlemon/diit_121-ipz_y3_kpz/blob/main/2/src/main.pl" text:style-name="Internet_20_link" text:visited-style-name="Visited_20_Internet_20_Link"><text:span text:style-name="T16">ithub</text:span></text:a></text:p>
      <text:p text:style-name="P3"/>
      <text:h text:style-name="P17" text:outline-level="1">Опис реляційних зв'язків, прийнятих для бази даних</text:h>
      <text:h text:style-name="P17" text:outline-level="1">Аналіз результатів і висновки</text:h>
      <text:p text:style-name="P18">Опис сутностей</text:p>
      <text:p text:style-name="P18"><text:span text:style-name="T19">О</text:span>пис зв'язків між с<text:span text:style-name="T19">утностями</text:span></text:p>
      <text:p text:style-name="P18">Способи контролю логічного ви<text:span text:style-name="T19">воду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22T21:53:01.689939993</dc:date>
    <meta:editing-duration>PT2H57M19S</meta:editing-duration>
    <meta:editing-cycles>95</meta:editing-cycles>
    <meta:generator>LibreOffice/7.1.6.2.0$Linux_X86_64 LibreOffice_project/10$Build-2</meta:generator>
    <meta:document-statistic meta:table-count="0" meta:image-count="0" meta:object-count="1" meta:page-count="2" meta:paragraph-count="45" meta:word-count="168" meta:character-count="1190" meta:non-whitespace-character-count="1082"/>
  </office:meta>
</office:document-meta>
</file>